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5.398cm"/>
    </style:style>
    <style:style style:name="Table1.D" style:family="table-column">
      <style:table-column-properties style:column-width="3.7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7.25pt"/>
    </style:style>
    <style:style style:name="P3" style:family="paragraph" style:parent-style-name="Standard">
      <style:text-properties style:font-name="Liberation Serif" fo:font-size="18pt" fo:font-weight="bold" officeooo:rsid="0018aecf" officeooo:paragraph-rsid="0018aecf" style:font-size-asian="18pt" style:font-weight-asian="bold" style:font-size-complex="18pt" style:font-weight-complex="bold"/>
    </style:style>
    <style:style style:name="P4" style:family="paragraph" style:parent-style-name="Table_20_Contents">
      <style:text-properties style:font-name="Liberation Serif" fo:font-size="17.25pt"/>
    </style:style>
    <style:style style:name="P5" style:family="paragraph" style:parent-style-name="Table_20_Contents">
      <style:text-properties style:font-name="Liberation Serif" fo:font-size="17.25pt" fo:font-weight="bold" style:font-weight-asian="bold" style:font-weight-complex="bold"/>
    </style:style>
    <style:style style:name="P6" style:family="paragraph" style:parent-style-name="Table_20_Contents">
      <style:text-properties style:font-name="Liberation Serif" fo:font-size="17.25pt" fo:font-weight="bold" officeooo:rsid="0018aecf" officeooo:paragraph-rsid="0018aecf" style:font-weight-asian="bold" style:font-weight-complex="bold"/>
    </style:style>
    <style:style style:name="P7" style:family="paragraph" style:parent-style-name="Table_20_Contents">
      <style:text-properties style:font-name="Liberation Serif" fo:font-size="14pt" fo:font-weight="bold" officeooo:rsid="0018aecf" officeooo:paragraph-rsid="0018aecf" style:font-size-asian="14pt" style:font-weight-asian="bold" style:font-size-complex="14pt" style:font-weight-complex="bold"/>
    </style:style>
    <style:style style:name="P8" style:family="paragraph" style:parent-style-name="Table_20_Contents">
      <style:text-properties style:font-name="Liberation Serif" fo:font-size="14pt" officeooo:rsid="0018aecf" officeooo:paragraph-rsid="0018aecf" style:font-size-asian="14pt" style:font-size-complex="14pt"/>
    </style:style>
    <style:style style:name="P9" style:family="paragraph" style:parent-style-name="Table_20_Contents">
      <style:text-properties officeooo:rsid="0019e465" officeooo:paragraph-rsid="0019e465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10"/>
    <style:style style:name="P17" style:family="paragraph" style:parent-style-name="Standard" style:list-style-name="L11"/>
    <style:style style:name="P18" style:family="paragraph" style:parent-style-name="Standard" style:list-style-name="L14">
      <style:text-properties officeooo:paragraph-rsid="001aff1c"/>
    </style:style>
    <style:style style:name="P19" style:family="paragraph" style:parent-style-name="Standard" style:list-style-name="L14">
      <style:text-properties officeooo:rsid="001aff1c" officeooo:paragraph-rsid="001aff1c"/>
    </style:style>
    <style:style style:name="P20" style:family="paragraph" style:parent-style-name="Standard" style:list-style-name="L10">
      <style:text-properties officeooo:rsid="001aff1c" officeooo:paragraph-rsid="001aff1c"/>
    </style:style>
    <style:style style:name="P21" style:family="paragraph" style:parent-style-name="Standard" style:list-style-name="L12">
      <style:text-properties style:font-name="Liberation Serif" fo:font-size="17.25pt" officeooo:rsid="001a8d83" officeooo:paragraph-rsid="001b2e94"/>
    </style:style>
    <style:style style:name="P22" style:family="paragraph" style:parent-style-name="Text_20_body" style:list-style-name="L8"/>
    <style:style style:name="P23" style:family="paragraph" style:parent-style-name="Text_20_body" style:list-style-name="L11"/>
    <style:style style:name="P24" style:family="paragraph" style:parent-style-name="Table_20_Contents">
      <style:text-properties style:font-name="Liberation Serif" fo:font-size="17.25pt" fo:font-weight="bold" officeooo:rsid="0018aecf" style:font-weight-asian="bold" style:font-weight-complex="bold"/>
    </style:style>
    <style:style style:name="P25" style:family="paragraph" style:parent-style-name="Table_20_Contents" style:list-style-name="L6">
      <style:text-properties style:font-name="Liberation Serif" fo:font-size="17.25pt"/>
    </style:style>
    <style:style style:name="P26" style:family="paragraph" style:parent-style-name="Table_20_Contents" style:list-style-name="L7">
      <style:text-properties style:font-name="Liberation Serif" fo:font-size="17.25pt" officeooo:rsid="00195618" officeooo:paragraph-rsid="00195618"/>
    </style:style>
    <style:style style:name="P27" style:family="paragraph" style:parent-style-name="Table_20_Contents" style:list-style-name="L6"/>
    <style:style style:name="P28" style:family="paragraph" style:parent-style-name="Table_20_Contents" style:list-style-name="L7"/>
    <style:style style:name="P29" style:family="paragraph" style:parent-style-name="Table_20_Contents" style:list-style-name="L9">
      <style:text-properties officeooo:rsid="0019e465" officeooo:paragraph-rsid="0019e465"/>
    </style:style>
    <style:style style:name="P30" style:family="paragraph" style:parent-style-name="Table_20_Contents" style:list-style-name="L9">
      <style:text-properties officeooo:rsid="0019e465" officeooo:paragraph-rsid="001aff1c"/>
    </style:style>
    <style:style style:name="P31" style:family="paragraph" style:parent-style-name="Table_20_Contents">
      <style:text-properties officeooo:rsid="0019e465" officeooo:paragraph-rsid="001aff1c"/>
    </style:style>
    <style:style style:name="P32" style:family="paragraph" style:parent-style-name="Table_20_Contents" style:list-style-name="L12"/>
    <style:style style:name="P33" style:family="paragraph" style:parent-style-name="Table_20_Contents" style:list-style-name="L12">
      <style:text-properties officeooo:rsid="00147493" officeooo:paragraph-rsid="001b2e94"/>
    </style:style>
    <style:style style:name="P34" style:family="paragraph" style:parent-style-name="Table_20_Contents" style:list-style-name="L13"/>
    <style:style style:name="P35" style:family="paragraph" style:parent-style-name="Table_20_Contents" style:list-style-name="L16">
      <style:text-properties officeooo:rsid="0017af6c" officeooo:paragraph-rsid="0017af6c"/>
    </style:style>
    <style:style style:name="P36" style:family="paragraph" style:parent-style-name="Table_20_Contents" style:list-style-name="L16">
      <style:text-properties officeooo:rsid="0017af6c" officeooo:paragraph-rsid="0017ccca"/>
    </style:style>
    <style:style style:name="P37" style:family="paragraph" style:parent-style-name="Table_20_Contents" style:list-style-name="L12">
      <style:text-properties officeooo:rsid="0017af6c" officeooo:paragraph-rsid="001b2e94"/>
    </style:style>
    <style:style style:name="P38" style:family="paragraph" style:parent-style-name="Table_20_Contents" style:list-style-name="L11"/>
    <style:style style:name="P39" style:family="paragraph" style:parent-style-name="Table_20_Contents" style:list-style-name="L15"/>
    <style:style style:name="P40" style:family="paragraph" style:parent-style-name="Table_20_Contents" style:list-style-name="L15">
      <style:text-properties officeooo:rsid="001b2e94" officeooo:paragraph-rsid="001b2e94"/>
    </style:style>
    <style:style style:name="P41" style:family="paragraph" style:parent-style-name="Table_20_Contents" style:list-style-name="L17">
      <style:text-properties officeooo:rsid="00182808" officeooo:paragraph-rsid="00182808"/>
    </style:style>
    <style:style style:name="P42" style:family="paragraph" style:parent-style-name="Table_20_Contents" style:list-style-name="L12">
      <style:text-properties officeooo:rsid="00182808" officeooo:paragraph-rsid="001b2e94"/>
    </style:style>
    <style:style style:name="P43" style:family="paragraph" style:parent-style-name="Table_20_Contents" style:list-style-name="L12">
      <style:text-properties officeooo:rsid="0015c495" officeooo:paragraph-rsid="001b2e94"/>
    </style:style>
    <style:style style:name="P44" style:family="paragraph" style:parent-style-name="Table_20_Contents" style:list-style-name="L12">
      <style:text-properties officeooo:rsid="001a8d83" officeooo:paragraph-rsid="001b2e94"/>
    </style:style>
    <style:style style:name="P45" style:family="paragraph" style:list-style-name="L13"/>
    <style:style style:name="P46" style:family="paragraph" style:list-style-name="L11"/>
    <style:style style:name="P47" style:family="paragraph" style:list-style-name="L15"/>
    <style:style style:name="T1" style:family="text">
      <style:text-properties officeooo:rsid="0018aecf"/>
    </style:style>
    <style:style style:name="T2" style:family="text">
      <style:text-properties style:font-name="Liberation Serif" fo:font-size="14pt" fo:font-weight="bold" officeooo:rsid="0018aecf" style:font-size-asian="14pt" style:font-weight-asian="bold" style:font-size-complex="14pt" style:font-weight-complex="bold"/>
    </style:style>
    <style:style style:name="T3" style:family="text">
      <style:text-properties officeooo:rsid="0019561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9e465"/>
    </style:style>
    <style:style style:name="T6" style:family="text">
      <style:text-properties officeooo:rsid="001b2e94"/>
    </style:style>
    <style:style style:name="T7" style:family="text">
      <style:text-properties officeooo:rsid="0017ccc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4</text:p>
      <text:p text:style-name="P2"/>
      <text:p text:style-name="P2"/>
      <text:p text:style-name="P2">Determine the Input, Process and Exit criteria for each of the project management processes.</text:p>
      <text:p text:style-name="P2"/>
      <text:p text:style-name="P2">Present the above data in a tabular diagram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INPUT</text:p>
          </table:table-cell>
          <table:table-cell table:style-name="Table1.A1" office:value-type="string">
            <text:p text:style-name="P7">PROCESS</text:p>
          </table:table-cell>
          <table:table-cell table:style-name="Table1.D1" office:value-type="string">
            <text:p text:style-name="P7">EXIT CRITERIA</text:p>
          </table:table-cell>
        </table:table-row>
        <table:table-row>
          <table:table-cell table:style-name="Table1.A2" office:value-type="string">
            <text:p text:style-name="P24">Initiation</text:p>
          </table:table-cell>
          <table:table-cell table:style-name="Table1.B6" office:value-type="string">
            <text:p text:style-name="Text_20_body"/>
            <text:list xml:id="list1158007493968359001" text:style-name="L1">
              <text:list-item>
                <text:p text:style-name="P11">Organizational Need/Demand </text:p>
                <text:p text:style-name="P11"/>
              </text:list-item>
              <text:list-item>
                <text:p text:style-name="P11">Scope (high level) </text:p>
                <text:p text:style-name="P11"/>
              </text:list-item>
              <text:list-item>
                <text:p text:style-name="P11">Strategic Alignment </text:p>
                <text:p text:style-name="P11"/>
              </text:list-item>
              <text:list-item>
                <text:p text:style-name="P11">High-level Risk Identification </text:p>
                <text:p text:style-name="P11"/>
              </text:list-item>
            </text:list>
            <text:list xml:id="list1958632692937416112" text:style-name="L2">
              <text:list-item>
                <text:p text:style-name="P12">Business Case</text:p>
                <text:p text:style-name="P12"/>
              </text:list-item>
            </text:list>
            <text:list xml:id="list5010869655638364904" text:style-name="L3">
              <text:list-item>
                <text:p text:style-name="P13">Feasibility </text:p>
                <text:p text:style-name="P13"/>
              </text:list-item>
            </text:list>
            <text:list xml:id="list476670430205601926" text:style-name="L4">
              <text:list-item>
                <text:p text:style-name="P14">Regulatory Demands</text:p>
                <text:p text:style-name="P14"/>
              </text:list-item>
            </text:list>
            <text:list xml:id="list3956479136449008099" text:style-name="L5">
              <text:list-item>
                <text:p text:style-name="P15">Audit Findings </text:p>
                <text:p text:style-name="P15"/>
              </text:list-item>
              <text:list-item>
                <text:p text:style-name="P15">Market Demands</text:p>
              </text:list-item>
            </text:list>
            <text:p text:style-name="Standard"/>
          </table:table-cell>
          <table:table-cell table:style-name="Table1.C6" office:value-type="string">
            <text:list xml:id="list6582318772161363982" text:style-name="L6">
              <text:list-header>
                <text:p text:style-name="P25"/>
              </text:list-header>
              <text:list-item>
                <text:p text:style-name="P27">Develop a Business Case</text:p>
                <text:p text:style-name="P27"/>
              </text:list-item>
              <text:list-item>
                <text:p text:style-name="P27">Undertake a Feasibility <text:span text:style-name="T3">S</text:span>tudy</text:p>
              </text:list-item>
            </text:list>
            <text:p text:style-name="Table_20_Contents"/>
            <text:list xml:id="list145225158460051" text:continue-numbering="true" text:style-name="L6">
              <text:list-item>
                <text:p text:style-name="P27">Appoint the Project Team</text:p>
                <text:p text:style-name="P27"/>
              </text:list-item>
              <text:list-item>
                <text:p text:style-name="P27">Set up the Project Office</text:p>
                <text:p text:style-name="P27"/>
              </text:list-item>
              <text:list-item>
                <text:p text:style-name="P27">Perform a<text:line-break/>Phase Review</text:p>
              </text:list-item>
            </text:list>
          </table:table-cell>
          <table:table-cell table:style-name="Table1.D6" office:value-type="string">
            <text:list xml:id="list7328188982606788591" text:style-name="L7">
              <text:list-header>
                <text:p text:style-name="P26"/>
              </text:list-header>
              <text:list-item>
                <text:p text:style-name="P28">Project Charter</text:p>
                <text:p text:style-name="P28"/>
              </text:list-item>
              <text:list-item>
                <text:p text:style-name="P28">Project Scope Statement</text:p>
              </text:list-item>
            </text:list>
          </table:table-cell>
        </table:table-row>
        <table:table-row>
          <table:table-cell table:style-name="Table1.A2" office:value-type="string">
            <text:p text:style-name="P6">Planning</text:p>
          </table:table-cell>
          <table:table-cell table:style-name="Table1.B6" office:value-type="string">
            <text:list xml:id="list6394993196407993596" text:style-name="L13">
              <text:list-item>
                <text:p text:style-name="P34">Project Charter</text:p>
                <text:p text:style-name="P34"/>
              </text:list-item>
              <text:list-item>
                <text:p text:style-name="P34">Scope Staement</text:p>
              </text:list-item>
            </text:list>
          </table:table-cell>
          <table:table-cell table:style-name="Table1.C6" office:value-type="string">
            <text:list xml:id="list8421584604031472860" text:style-name="L8">
              <text:list-item>
                <text:p text:style-name="P22">Create a Project Plan<text:line-break/>Create a Resource Plan</text:p>
              </text:list-item>
              <text:list-item>
                <text:p text:style-name="P22">Create a Financial Plan</text:p>
              </text:list-item>
              <text:list-item>
                <text:p text:style-name="P22"><text:s/>Create a Quality Plan</text:p>
              </text:list-item>
              <text:list-item>
                <text:p text:style-name="P22"><text:soft-page-break/>Create a Risk Plan</text:p>
              </text:list-item>
              <text:list-item>
                <text:p text:style-name="P22"><text:s/>Create a Acceptance Plan</text:p>
              </text:list-item>
              <text:list-item>
                <text:p text:style-name="P22">Create a Communications Plan</text:p>
              </text:list-item>
              <text:list-item>
                <text:p text:style-name="P22"><text:span text:style-name="T2">E</text:span>Create a Procurement Plan</text:p>
              </text:list-item>
              <text:list-item>
                <text:p text:style-name="P22">Contract the Suppliers<text:line-break/>Perform a Phase Review</text:p>
              </text:list-item>
            </text:list>
          </table:table-cell>
          <table:table-cell table:style-name="Table1.D6" office:value-type="string">
            <text:list xml:id="list3270448995946606228" text:style-name="L9">
              <text:list-item>
                <text:p text:style-name="P29">Project Mangement Plan</text:p>
              </text:list-item>
            </text:list>
            <text:p text:style-name="P9"/>
            <text:list xml:id="list402938445348124262" text:style-name="L10">
              <text:list-item>
                <text:p text:style-name="P16">Mangement Plans for each Functional Area</text:p>
                <text:p text:style-name="P16"><text:soft-page-break/></text:p>
              </text:list-item>
              <text:list-item>
                <text:p text:style-name="P20">Ongoing Project Updates</text:p>
              </text:list-item>
            </text:list>
          </table:table-cell>
        </table:table-row>
        <table:table-row>
          <table:table-cell table:style-name="Table1.A2" office:value-type="string">
            <text:p text:style-name="P6">Execution</text:p>
          </table:table-cell>
          <table:table-cell table:style-name="Table1.B6" office:value-type="string">
            <text:list xml:id="list145224563615037" text:continue-list="list3270448995946606228" text:style-name="L9">
              <text:list-item>
                <text:p text:style-name="P30">Project Mangement Plan</text:p>
              </text:list-item>
            </text:list>
            <text:p text:style-name="P31"/>
            <text:list xml:id="list902883363184440024" text:style-name="L14">
              <text:list-item>
                <text:p text:style-name="P18">Mangement Plans for each Functional Area</text:p>
                <text:p text:style-name="P18"/>
              </text:list-item>
              <text:list-item>
                <text:p text:style-name="P19">Ongoing Project Updates</text:p>
              </text:list-item>
            </text:list>
          </table:table-cell>
          <table:table-cell table:style-name="Table1.C6" office:value-type="string">
            <text:list xml:id="list8798945059219460870" text:style-name="L11">
              <text:list-item>
                <text:p text:style-name="P23"><text:span text:style-name="T4">Perform </text:span><text:span text:style-name="Strong_20_Emphasis"><text:span text:style-name="T4">Time </text:span></text:span><text:span text:style-name="T4">Management</text:span></text:p>
              </text:list-item>
              <text:list-item>
                <text:p text:style-name="P23"><text:span text:style-name="T4">Perform </text:span><text:span text:style-name="Strong_20_Emphasis"><text:span text:style-name="T4">Cost </text:span></text:span><text:span text:style-name="T4">Management</text:span></text:p>
              </text:list-item>
              <text:list-item>
                <text:p text:style-name="P23"><text:span text:style-name="T4">Perform </text:span><text:span text:style-name="Strong_20_Emphasis"><text:span text:style-name="T4">Quality </text:span></text:span><text:span text:style-name="T4">Management</text:span></text:p>
              </text:list-item>
              <text:list-item>
                <text:p text:style-name="P23"><text:span text:style-name="T4">Perform </text:span><text:span text:style-name="Strong_20_Emphasis"><text:span text:style-name="T4">Change </text:span></text:span><text:span text:style-name="T4">Management</text:span></text:p>
              </text:list-item>
              <text:list-item>
                <text:p text:style-name="P23"><text:span text:style-name="T4">Perform </text:span><text:span text:style-name="Strong_20_Emphasis"><text:span text:style-name="T4">Risk </text:span></text:span><text:span text:style-name="T4">Management</text:span></text:p>
              </text:list-item>
              <text:list-item>
                <text:p text:style-name="P23"><text:span text:style-name="T4">Perform </text:span><text:span text:style-name="Strong_20_Emphasis"><text:span text:style-name="T4">Issue </text:span></text:span><text:span text:style-name="T4">Management</text:span></text:p>
              </text:list-item>
              <text:list-item>
                <text:p text:style-name="P23"><text:span text:style-name="T4">Perform </text:span><text:span text:style-name="Strong_20_Emphasis"><text:span text:style-name="T4">Procurement </text:span></text:span><text:span text:style-name="T4">Management</text:span></text:p>
              </text:list-item>
              <text:list-item>
                <text:p text:style-name="P23"><text:span text:style-name="T4">Perform </text:span><text:span text:style-name="Strong_20_Emphasis"><text:span text:style-name="T4">Acceptance </text:span></text:span><text:span text:style-name="T4">Management</text:span></text:p>
              </text:list-item>
              <text:list-item>
                <text:p text:style-name="P23"><text:span text:style-name="T4">Perform </text:span><text:span text:style-name="Strong_20_Emphasis"><text:span text:style-name="T4">Communications </text:span></text:span><text:span text:style-name="T4">Management</text:span></text:p>
              </text:list-item>
              <text:list-item>
                <text:p text:style-name="P17">Perform a Phase Review</text:p>
              </text:list-item>
            </text:list>
          </table:table-cell>
          <table:table-cell table:style-name="Table1.D6" office:value-type="string">
            <text:list xml:id="list145223408563819" text:continue-numbering="true" text:style-name="L11">
              <text:list-item>
                <text:p text:style-name="P38">Project Deliverables</text:p>
                <text:p text:style-name="P38"/>
              </text:list-item>
              <text:list-item>
                <text:p text:style-name="P38">Change Managment Document</text:p>
                <text:p text:style-name="P38"/>
              </text:list-item>
              <text:list-item>
                <text:p text:style-name="P38">Performance baseline</text:p>
              </text:list-item>
            </text:list>
          </table:table-cell>
        </table:table-row>
        <table:table-row>
          <table:table-cell table:style-name="Table1.A2" office:value-type="string">
            <text:p text:style-name="P5">Monitoring and Contro<text:span text:style-name="T1">l</text:span></text:p>
          </table:table-cell>
          <table:table-cell table:style-name="Table1.B6" office:value-type="string">
            <text:list xml:id="list6490069644702022501" text:style-name="L15">
              <text:list-item>
                <text:p text:style-name="P40">Ongoing Project Updates</text:p>
                <text:p text:style-name="P40"/>
              </text:list-item>
              <text:list-item>
                <text:p text:style-name="P39">Project Deliverables</text:p>
                <text:p text:style-name="P39"/>
              </text:list-item>
              <text:list-item>
                <text:p text:style-name="P39"><text:soft-page-break/>Change Managment Document</text:p>
                <text:p text:style-name="P39"/>
              </text:list-item>
              <text:list-item>
                <text:p text:style-name="P39">Performance baselines</text:p>
              </text:list-item>
            </text:list>
          </table:table-cell>
          <table:table-cell table:style-name="Table1.C6" office:value-type="string">
            <text:list xml:id="list3568011410582350758" text:style-name="L16">
              <text:list-item>
                <text:p text:style-name="P35"><text:span text:style-name="T6">R</text:span>egular reviews using WBS </text:p>
                <text:p text:style-name="P35"/>
              </text:list-item>
              <text:list-item>
                <text:p text:style-name="P35"><text:span text:style-name="T6">R</text:span>eview of actual costs,<text:span text:style-name="T7">risks</text:span> resource loading<text:span text:style-name="T7">s etc.</text:span></text:p>
                <text:p text:style-name="P35"><text:soft-page-break/></text:p>
              </text:list-item>
              <text:list-item>
                <text:p text:style-name="P35"><text:span text:style-name="T6">M</text:span>eetings </text:p>
                <text:p text:style-name="P36">production of periodic progress reports</text:p>
                <text:p text:style-name="P36"/>
              </text:list-item>
              <text:list-item>
                <text:p text:style-name="P36"><text:span text:style-name="T6">I</text:span>nspections/ audits</text:p>
              </text:list-item>
            </text:list>
          </table:table-cell>
          <table:table-cell table:style-name="Table1.D6" office:value-type="string">
            <text:list xml:id="list927115803958282180" text:style-name="L17">
              <text:list-item>
                <text:p text:style-name="P41">Progress and Status reports.</text:p>
                <text:p text:style-name="P41"/>
              </text:list-item>
              <text:list-item>
                <text:p text:style-name="P41">Plan Updates</text:p>
                <text:p text:style-name="P41"><text:soft-page-break/></text:p>
              </text:list-item>
              <text:list-item>
                <text:p text:style-name="P41">Change requests</text:p>
                <text:p text:style-name="P41"/>
              </text:list-item>
              <text:list-item>
                <text:p text:style-name="P41">Work products <text:span text:style-name="T6">or</text:span> Deliverables</text:p>
              </text:list-item>
            </text:list>
          </table:table-cell>
        </table:table-row>
        <table:table-row>
          <table:table-cell table:style-name="Table1.A2" office:value-type="string">
            <text:p text:style-name="P6">Closure</text:p>
          </table:table-cell>
          <table:table-cell table:style-name="Table1.B6" office:value-type="string">
            <text:list xml:id="list7990020232459132440" text:style-name="L12">
              <text:list-item>
                <text:p text:style-name="P33">Project Charter</text:p>
                <text:p text:style-name="P33"/>
              </text:list-item>
              <text:list-item>
                <text:p text:style-name="P33">Scope Staement</text:p>
                <text:p text:style-name="P33"/>
              </text:list-item>
              <text:list-item>
                <text:p text:style-name="P43">Project Management Plan</text:p>
                <text:p text:style-name="P43"/>
              </text:list-item>
              <text:list-item>
                <text:p text:style-name="P43">Management plans for each Functional area</text:p>
                <text:p text:style-name="P43"/>
              </text:list-item>
              <text:list-item>
                <text:p text:style-name="P43">Ongoing Project plan Updates</text:p>
                <text:p text:style-name="P43"/>
              </text:list-item>
              <text:list-item>
                <text:p text:style-name="P37">Project Deliverables</text:p>
                <text:p text:style-name="P37"/>
              </text:list-item>
              <text:list-item>
                <text:p text:style-name="P37">Change Managment Document</text:p>
                <text:p text:style-name="P37"/>
              </text:list-item>
              <text:list-item>
                <text:p text:style-name="P37">Performance baselines</text:p>
                <text:p text:style-name="P37"/>
              </text:list-item>
              <text:list-item>
                <text:p text:style-name="P42">Progress and Status reports.</text:p>
                <text:p text:style-name="P42"/>
              </text:list-item>
              <text:list-item>
                <text:p text:style-name="P42">Plan Updates</text:p>
                <text:p text:style-name="P42"/>
              </text:list-item>
              <text:list-item>
                <text:p text:style-name="P42">Change requests</text:p>
                <text:p text:style-name="P42"/>
              </text:list-item>
              <text:list-item>
                <text:p text:style-name="P42">Work products <text:span text:style-name="T6">or</text:span> Deliverables</text:p>
              </text:list-item>
            </text:list>
          </table:table-cell>
          <table:table-cell table:style-name="Table1.C6" office:value-type="string">
            <text:list xml:id="list145224004163461" text:continue-numbering="true" text:style-name="L12">
              <text:list-item>
                <text:p text:style-name="P32"><text:span text:style-name="T5">H</text:span>anding over the deliverables to your customer</text:p>
                <text:p text:style-name="P32"/>
              </text:list-item>
              <text:list-item>
                <text:p text:style-name="P32"><text:span text:style-name="T5">P</text:span>assing the documentation to the business</text:p>
                <text:p text:style-name="P32"/>
              </text:list-item>
              <text:list-item>
                <text:p text:style-name="P32"><text:span text:style-name="T5">C</text:span>ancelling supplier contracts</text:p>
                <text:p text:style-name="P32"/>
              </text:list-item>
              <text:list-item>
                <text:p text:style-name="P32"><text:span text:style-name="T5">R</text:span>eleasing staff and equipment</text:p>
                <text:p text:style-name="P32"/>
              </text:list-item>
              <text:list-item>
                <text:p text:style-name="P32">Informing stakeholders of the closure of the project.</text:p>
              </text:list-item>
            </text:list>
          </table:table-cell>
          <table:table-cell table:style-name="Table1.D6" office:value-type="string">
            <text:list xml:id="list145223184282112" text:continue-numbering="true" text:style-name="L12">
              <text:list-item>
                <text:p text:style-name="P44">Certificate of completion</text:p>
                <text:p text:style-name="P44"/>
              </text:list-item>
              <text:list-item>
                <text:p text:style-name="P44">Staff work assignments</text:p>
                <text:p text:style-name="P44"/>
              </text:list-item>
              <text:list-item>
                <text:p text:style-name="P44">Plan updates</text:p>
                <text:p text:style-name="P44"/>
              </text:list-item>
              <text:list-item>
                <text:p text:style-name="P44">Final work products/deliverables or services</text:p>
                <text:p text:style-name="P21"/>
              </text:list-item>
            </text:list>
          </table:table-cell>
        </table:table-row>
      </table:table>
      <text:p text:style-name="P2"/>
      <text:p text:style-name="Text_20_body"/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4:43:23.017997598</meta:creation-date>
    <meta:editing-duration>PT9M5S</meta:editing-duration>
    <meta:editing-cycles>4</meta:editing-cycles>
    <meta:generator>LibreOffice/5.1.4.2$Linux_X86_64 LibreOffice_project/10m0$Build-2</meta:generator>
    <dc:date>2016-08-18T14:52:22.981189636</dc:date>
    <meta:document-statistic meta:table-count="1" meta:image-count="0" meta:object-count="0" meta:page-count="3" meta:paragraph-count="137" meta:word-count="429" meta:character-count="2326" meta:non-whitespace-character-count="2103"/>
  </office:meta>
</office:document-meta>
</file>